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decisions </text:p>
      <text:p text:style-name="Standard"/>
      <text:p text:style-name="Standard">Decisions Combination of reporting service and review service:</text:p>
      <text:p text:style-name="Standard">Status: decided</text:p>
      <text:p text:style-name="Standard">Problem: </text:p>
      <text:p text:style-name="Standard">The reviewing system has a connection to the database. Because there is a lot of overlap in the data it is possible to make the database connection for the report system via the review system with an automated search on the airline company (1). We can however also make a seperate database connection for the reporting system (2)</text:p>
      <text:p text:style-name="Standard">Options:</text:p>
      <text:p text:style-name="Standard">Option 1:</text:p>
      <text:list xml:id="list32674865" text:style-name="L1">
        <text:list-item>
          <text:p text:style-name="P2">+ Only 1 database connection</text:p>
        </text:list-item>
        <text:list-item>
          <text:p text:style-name="P2">– Interoperatability: maintain 2 systems</text:p>
        </text:list-item>
        <text:list-item>
          <text:p text:style-name="P2">– Workload 52on review system goes up</text:p>
        </text:list-item>
        <text:list-item>
          <text:p text:style-name="P2">– Modifiability / maintainability; if the review system changes than the reporting service will need to change as well due to the connection it has.</text:p>
        </text:list-item>
      </text:list>
      <text:p text:style-name="Standard">Option 2:</text:p>
      <text:list xml:id="list32686681" text:style-name="L2">
        <text:list-item>
          <text:p text:style-name="P3">+ modifiability/maintainability: review and report are not depended on each other</text:p>
        </text:list-item>
        <text:list-item>
          <text:p text:style-name="P3">– duplication of code in the report and the review module.</text:p>
        </text:list-item>
      </text:list>
      <text:p text:style-name="Standard"/>
      <text:p text:style-name="Standard">Decisions: </text:p>
      <text:p text:style-name="Standard">We decided on option 2. </text:p>
      <text:p text:style-name="Standard"/>
      <text:p text:style-name="Standard">Decision: Interface split up</text:p>
      <text:p text:style-name="Standard">Status: pending..</text:p>
      <text:p text:style-name="Standard">Problem: We can make one website where both the airlines and the guests can go to if they want to log in (1). The other options is to have a different login page for the airlines (2). </text:p>
      <text:p text:style-name="Standard"/>
      <text:p text:style-name="Standard">Option 1:</text:p>
      <text:list xml:id="list32694880" text:style-name="L3">
        <text:list-item>
          <text:p text:style-name="P4">+ easier for developer to have only one database.</text:p>
        </text:list-item>
        <text:list-item>
          <text:p text:style-name="P4">– maintainability, if it breaks down, no one can log in.</text:p>
        </text:list-item>
      </text:list>
      <text:p text:style-name="Standard">Option 2:</text:p>
      <text:list xml:id="list32672976" text:style-name="L4">
        <text:list-item>
          <text:p text:style-name="P5">+ security, the people won't try to log in as an airline</text:p>
        </text:list-item>
        <text:list-item>
          <text:p text:style-name="P5">+ airlines will feel special, they have to pay so that's good</text:p>
        </text:list-item>
        <text:list-item>
          <text:p text:style-name="P5">+ interfaces can be adapted to the need of the user</text:p>
        </text:list-item>
      </text:list>
      <text:p text:style-name="Standard"/>
      <text:p text:style-name="Standard">Decisions: Will the payment be online?</text:p>
      <text:p text:style-name="Standard">Status: stakeholder depending.</text:p>
      <text:p text:style-name="Standard">Problem: If the payment will be online the database needs to be adapted secure the transactions.</text:p>
      <text:p text:style-name="Standard">Option 1, payment online:</text:p>
      <text:list xml:id="list33637816" text:style-name="L5">
        <text:list-item>
          <text:p text:style-name="P6">+ Quick change of membership</text:p>
        </text:list-item>
        <text:list-item>
          <text:p text:style-name="P6">+ Easy to use</text:p>
        </text:list-item>
        <text:list-item>
          <text:p text:style-name="P6">+ automated</text:p>
        </text:list-item>
        <text:list-item>
          <text:p text:style-name="P6">– Database needs to be acid</text:p>
        </text:list-item>
      </text:list>
      <text:p text:style-name="Standard">Option 2, offline:</text:p>
      <text:list xml:id="list33627380" text:style-name="L6">
        <text:list-item>
          <text:p text:style-name="P7">+ Contract with FlyWithUs</text:p>
        </text:list-item>
        <text:list-item>
          <text:p text:style-name="P7">– Need to meet</text:p>
        </text:list-item>
        <text:list-item>
          <text:p text:style-name="P7">– Administrative work</text:p>
        </text:list-item>
        <text:list-item>
          <text:p text:style-name="P7">+ Acid is no concern for the datab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ndy Berghuizen</meta:initial-creator>
    <meta:creation-date>2013-09-20T11:43:19.13</meta:creation-date>
    <dc:date>2013-09-25T14:28:45.62</dc:date>
    <dc:creator>Cindy Berghuizen</dc:creator>
    <meta:editing-duration>PT1H55M22S</meta:editing-duration>
    <meta:editing-cycles>8</meta:editing-cycles>
    <meta:generator>OpenOffice.org/3.3$Win32 OpenOffice.org_project/330m20$Build-9567</meta:generator>
    <meta:document-statistic meta:table-count="0" meta:image-count="0" meta:object-count="0" meta:page-count="1" meta:paragraph-count="39" meta:word-count="335" meta:character-count="1807"/>
  </office:meta>
</office:document-meta>
</file>